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14.002cm" style:type="right"/>
        </style:tab-stops>
      </style:paragraph-properties>
      <style:text-properties officeooo:paragraph-rsid="000d2515"/>
    </style:style>
    <style:style style:name="P2" style:family="paragraph" style:parent-style-name="Footer">
      <style:paragraph-properties>
        <style:tab-stops>
          <style:tab-stop style:position="7.001cm" style:type="center"/>
          <style:tab-stop style:position="12.989cm" style:type="right"/>
        </style:tab-stops>
      </style:paragraph-properties>
    </style:style>
    <style:style style:name="P3" style:family="paragraph" style:parent-style-name="Text_20_body">
      <style:text-properties officeooo:paragraph-rsid="000eafd9"/>
    </style:style>
    <style:style style:name="P4" style:family="paragraph" style:parent-style-name="Text_20_body">
      <style:text-properties officeooo:paragraph-rsid="0010ad24"/>
    </style:style>
    <style:style style:name="P5" style:family="paragraph" style:parent-style-name="Text_20_body">
      <style:text-properties officeooo:paragraph-rsid="0012978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Title">Lorem ipsum dolor</text:p>
      <text:h text:style-name="Heading_20_1" text:outline-level="1">Aenean massa</text:h>
      <text:h text:style-name="Heading_20_2" text:outline-level="2">Etiam ultricies</text:h>
      <text:h text:style-name="Heading_20_3" text:outline-level="3">Curabitur ullamcorper</text:h>
      <text:p text:style-name="P4">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text:p>
      <text:h text:style-name="Heading_20_3" text:outline-level="3">Nullam quis ante</text:h>
      <text:p text:style-name="P3">Etiam sit amet orci eget eros faucibus tincidunt. Duis leo. Sed fringilla mauris sit amet nibh. Donec sodales sagittis magna. Sed consequat, leo eget bibendum sodales, augue velit cursus nunc, </text:p>
      <text:h text:style-name="Heading_20_2" text:outline-level="2">Aenean vulputate</text:h>
      <text:p text:style-name="P5">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 </text:p>
      <text:h text:style-name="Heading_20_1" text:outline-level="1"><text:soft-page-break/>Etiam rhoncus</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2cm" fo:margin-bottom="0cm" loext:contextual-spacing="false" fo:text-align="start" style:justify-single-word="false"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1cm" loext:contextual-spacing="false" fo:text-indent="0cm" style:auto-text-indent="fals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cm" fo:margin-bottom="0.049cm" loext:contextual-spacing="false" fo:text-indent="0cm" style:auto-text-indent="false"/>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cm" loext:contextual-spacing="false" fo:text-indent="0cm" style:auto-text-indent="false"/>
      <style:text-properties fo:font-size="12pt" fo:font-weight="bold" style:font-size-asian="101%" style:font-weight-asian="bold" style:font-size-complex="101%" style:font-weight-complex="6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002cm" style:type="right"/>
        </style:tab-stops>
      </style:paragraph-properties>
      <style:text-properties officeooo:paragraph-rsid="000d2515"/>
    </style:style>
    <style:style style:name="MP2"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Bild1" text:anchor-type="paragraph" svg:x="-0.019cm" svg:y="-0.54cm" svg:width="1.951cm" style:rel-width="15%" svg:height="2cm" style:rel-height="scale" draw:z-index="1"><draw:image xlink:href="Pictures/1000020100000686000005EA6672D5369A9AFFC9.png" xlink:type="simple" xlink:show="embed" xlink:actuate="onLoad"/></draw:frame><text:tab/><text:date style:data-style-name="N36" text:date-value="2017-04-20T20:42:46.025606193">20.04.2017</text:date></text:p>
      </style:header>
      <style:footer>
        <text:p text:style-name="MP2"><text:tab/><text:page-number text:select-page="current">2</text:page-numb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24M24S</meta:editing-duration>
    <meta:editing-cycles>8</meta:editing-cycles>
    <meta:generator>LibreOffice/5.1.6.2$Linux_X86_64 LibreOffice_project/10m0$Build-2</meta:generator>
    <meta:initial-creator>Simon Hochholzer</meta:initial-creator>
    <dc:date>2017-04-20T20:42:45.959589047</dc:date>
    <dc:creator>Simon Hochholzer</dc:creator>
    <meta:document-statistic meta:table-count="0" meta:image-count="1" meta:object-count="0" meta:page-count="2" meta:paragraph-count="13" meta:word-count="278" meta:character-count="1899" meta:non-whitespace-character-count="1628"/>
    <meta:template xlink:type="simple" xlink:actuate="onRequest" xlink:title="Standard" xlink:href="../../../../../../../../../../.config/libreoffice/4/user/template/Standard1.ott" meta:date="2017-04-20T18:40:25.121693105"/>
  </office:meta>
</office:document-meta>
</file>